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4">
            <text:p>(?=(b|c|ç|d|f|gu|g|ch|nh|lh|j|l|m|n|p|qu|rr|ss|t|v|x|z|pr|br|tr|dr|cr|gr|fr|vr|pl|bl|cl|gl|fl)[áàâãéèêíìîóòôúùû]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pbtdcgfvr])(?=r[áàâãéèêíìîóòôúùû]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s)(?=s[áàâãéèêíìîóòôúùû]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=^[áàâéèêíìîóòôúùû]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=[aeiou])(?=(ão)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=a)(?=[íú]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=(b|c|ç|d|f|gu|g|ch|nh|lh|j|m|n|p|q|qu|rr|ss|t|v|x|z|pr|br|tr|dr|cr|gr|fr|vr|pl|bl|cl|gl|fl)(a|e|i|o|u|ei|oi|ui|ao|au|eu|iu)[rlsz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|e|i|o|u|ei|oi|ui|ao|au|eu|iu|ou)[rlsz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=^[aeiou][rlsz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=a)(?=i[r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=[ieo])(?=[aeo][rszl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=[bcçdfhjklmnpsrtvxwz]u)(?=a[rszl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&lt;!s)(?=s(ai|ei|oi|ui|ao|au|eu|iu|ou)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=^(ai|ei|oi|ui|au|eu|iu|ou)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=^[hlrs][aiou][m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=^(b|c|ç|d|f|gu|g|ch|j|m|n|p|qu|r|s|t|v|x|z|pr|br|tr|dr|cr|gr|fr|vr|pl|bl|cl|gl|fl)(em)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5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5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5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&lt;![pbtdcgfvr])(?=r[ieo]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&lt;![pbtdcgfvr])(?=r[u]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&lt;![pbtdcgfv])(?=l[u]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5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[áàãâéèêíìîóòõôúùû].*)(?=^(ah|oh)$)</text:p>
          </table:table-cell>
          <table:table-cell office:value-type="string" table:style-name="ce4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4"/>
          <table:table-cell table:number-columns-repeated="16382" table:style-name="ce3"/>
        </table:table-row>
        <table:table-row table:style-name="ro1">
          <table:table-cell table:style-name="ce3"/>
          <table:table-cell table:style-name="ce2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Leonor Martins</dc:creator>
    <dc:date>2025-04-30T16:49:18Z</dc:date>
  </office:meta>
</office:document-meta>
</file>